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cd6" officeooo:paragraph-rsid="000dccd6" style:font-weight-asian="bold" style:font-weight-complex="bold"/>
    </style:style>
    <style:style style:name="P2" style:family="paragraph" style:parent-style-name="Standard">
      <style:text-properties fo:font-weight="bold" officeooo:rsid="000fcb8f" officeooo:paragraph-rsid="000fcb8f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rsid="000d24b0" officeooo:paragraph-rsid="000d24b0"/>
    </style:style>
    <style:style style:name="P5" style:family="paragraph" style:parent-style-name="Standard" style:list-style-name="L1">
      <style:text-properties officeooo:rsid="000fcb8f" officeooo:paragraph-rsid="000fcb8f"/>
    </style:style>
    <style:style style:name="P6" style:family="paragraph" style:parent-style-name="Standard" style:list-style-name="L1">
      <style:text-properties officeooo:rsid="0010ade2" officeooo:paragraph-rsid="0010ade2"/>
    </style:style>
    <style:style style:name="T1" style:family="text">
      <style:text-properties officeooo:rsid="000c2e85"/>
    </style:style>
    <style:style style:name="T2" style:family="text">
      <style:text-properties officeooo:rsid="000dccd6"/>
    </style:style>
    <style:style style:name="T3" style:family="text">
      <style:text-properties officeooo:rsid="00110615"/>
    </style:style>
    <style:style style:name="T4" style:family="text">
      <style:text-properties officeooo:rsid="0013aabc"/>
    </style:style>
    <style:style style:name="T5" style:family="text">
      <style:text-properties officeooo:rsid="00152a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riques</text:p>
      <text:list xml:id="list463286655" text:style-name="L1">
        <text:list-item>
          <text:p text:style-name="P3"><text:span text:style-name="T1">Essayer des attaques par bruits (Gaussien, Laplace, Uniforme, Multinomial, Exponentiel) </text:span><text:span text:style-name="T5">(36ab62655fa81ce8735ce7cfdaf7c9e8-Paper)</text:span></text:p>
        </text:list-item>
        <text:list-item>
          <text:p text:style-name="P4">Trouver des « Safety Regions », des « Clustering Regions » <text:span text:style-name="T2">(1710.00486 chap 3,4)</text:span></text:p>
        </text:list-item>
        <text:list-item>
          <text:p text:style-name="P4">Interval anal<text:span text:style-name="T4">ysis (1804.10829)</text:span></text:p>
        </text:list-item>
      </text:list>
      <text:p text:style-name="P2">Attaques</text:p>
      <text:list xml:id="list172124179960436" text:continue-numbering="true" text:style-name="L1">
        <text:list-item>
          <text:p text:style-name="P5">Targeted attack (à partir d’un point chercher une perturbation qui renvoie la sortie désirée)</text:p>
          <text:list>
            <text:list-item>
              <text:p text:style-name="P6">L-BFGS <text:span text:style-name="T3">(mini</text:span><text:span text:style-name="T4">m</text:span><text:span text:style-name="T3">iser la norme de la différence pondéré avec différentes fonctions de loss si le label n’est pas celui recherché) </text:span><text:a xlink:type="simple" xlink:href="https://fr.wikipedia.org/wiki/Méthode_de_Broyden-Fletcher-Goldfarb-Shanno" text:style-name="Internet_20_link" text:visited-style-name="Visited_20_Internet_20_Link"><text:span text:style-name="T3">https://fr.wikipedia.org/wiki/M%C3%A9thode_de_Broyden-Fletcher-Goldfarb-Shanno</text:span></text:a><text:span text:style-name="T3"> (1608.04644)</text:span></text:p>
            </text:list-item>
          </text:list>
        </text:list-item>
        <text:list-item>
          <text:p text:style-name="P6"><text:span text:style-name="T5">W</text:span>asserstein attack, Jacobian-based Saliency Map Attack, <text:span text:style-name="T5">I</text:span>terative saliency attack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4T10:17:53.325000000</meta:creation-date>
    <dc:date>2022-03-30T17:21:22.537000000</dc:date>
    <meta:editing-duration>PT6H17M2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81" meta:character-count="652" meta:non-whitespace-character-count="585"/>
  </office:meta>
</office:document-meta>
</file>